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ERMAID CODE FOR BUBBLE SORT:</text:p>
      <text:p text:style-name="Standard">flowchart TD</text:p>
      <text:p text:style-name="Standard">A[Start] --&gt; B[Initialize array]</text:p>
      <text:p text:style-name="Standard">B --&gt; C[Set target value]</text:p>
      <text:p text:style-name="Standard">C --&gt; D[Set initial boundaries]</text:p>
      <text:p text:style-name="Standard">D --&gt; E[Repeat until found or exhausted]</text:p>
      <text:p text:style-name="Standard">E --&gt; F[Find middle element]</text:p>
      <text:p text:style-name="Standard">F --&gt; G[Compare with target]</text:p>
      <text:p text:style-name="Standard">G --&gt;|Equal| H[End (target found)]</text:p>
      <text:p text:style-name="Standard">G --&gt;|Greater| I[Adjust range to lower half] --&gt; E</text:p>
      <text:p text:style-name="Standard">G --&gt;|Less| J[Adjust range to upper half] --&gt; E</text:p>
      <text:p text:style-name="Standard">E --&gt;|Exhausted| K[End (target not found)]</text:p>
      <text:p text:style-name="Standard">MERMAID CODE FOR BINARY SEARCH:</text:p>
      <text:p text:style-name="Standard">flowchart TD</text:p>
      <text:p text:style-name="Standard">A[Start] --&gt; B[Initialize array]</text:p>
      <text:p text:style-name="Standard">B --&gt; C[Set target value]</text:p>
      <text:p text:style-name="Standard">C --&gt; D[Set initial boundaries]</text:p>
      <text:p text:style-name="Standard">D --&gt; E[Repeat until found or exhausted]</text:p>
      <text:p text:style-name="Standard">E --&gt; F[Find middle element]</text:p>
      <text:p text:style-name="Standard">F --&gt; G[Compare with target]</text:p>
      <text:p text:style-name="Standard">G --&gt;|Equal| H[End - Target found]</text:p>
      <text:p text:style-name="Standard">G --&gt;|Greater| I[Adjust range to lower half] --&gt; E</text:p>
      <text:p text:style-name="Standard">G --&gt;|Less| J[Adjust range to upper half] --&gt; E</text:p>
      <text:p text:style-name="Standard">E --&gt;|Exhausted| K[End - Target not found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8T09:53:53.742253888</meta:creation-date>
    <dc:date>2024-05-28T09:54:33.406250176</dc:date>
    <meta:editing-duration>PT39S</meta:editing-duration>
    <meta:editing-cycles>1</meta:editing-cycles>
    <meta:document-statistic meta:table-count="0" meta:image-count="0" meta:object-count="0" meta:page-count="1" meta:paragraph-count="24" meta:word-count="160" meta:character-count="798" meta:non-whitespace-character-count="686"/>
    <meta:generator>LibreOffice/6.4.7.2$Linux_X86_64 LibreOffice_project/40$Build-2</meta:generator>
  </office:meta>
</office:document-meta>
</file>